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1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">
      <style:table-cell-properties fo:background-color="#ff8000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1">
      <style:table-cell-properties fo:background-color="#ff4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3" table:default-cell-style-name="ce11"/>
        <table:table-column table:style-name="co3" table:number-columns-repeated="2" table:default-cell-style-name="ce7"/>
        <table:table-column table:style-name="co3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3" table:default-cell-style-name="ce13"/>
        <table:table-row table:style-name="ro1">
          <table:table-cell table:style-name="Default" office:value-type="string" calcext:value-type="string">
            <text:p>Esteira + Pneu 400mm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2(H1+H2)</text:p>
          </table:table-cell>
          <table:table-cell table:style-name="ce4" office:value-type="string" calcext:value-type="string">
            <text:p>H2/(H1+H2)</text:p>
          </table:table-cell>
          <table:table-cell table:style-name="ce4" office:value-type="string" calcext:value-type="string">
            <text:p>W2/W</text:p>
          </table:table-cell>
          <table:table-cell table:style-name="ce4" office:value-type="string" calcext:value-type="string">
            <text:p>2 W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Delta</text:p>
          </table:table-cell>
          <table:table-cell office:value-type="string" calcext:value-type="string">
            <text:p>Delta1</text:p>
          </table:table-cell>
          <table:table-cell office:value-type="string" calcext:value-type="string">
            <text:p>Delta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855417" calcext:value-type="float">
            <text:p>0,86</text:p>
          </table:table-cell>
          <table:table-cell office:value-type="float" office:value="0.550155" calcext:value-type="float">
            <text:p>0,55</text:p>
          </table:table-cell>
          <table:table-cell table:formula="of:=64.8485" office:value-type="float" office:value="64.8485" calcext:value-type="float">
            <text:p>65</text:p>
          </table:table-cell>
          <table:table-cell table:formula="of:=0.0502605" office:value-type="float" office:value="0.0502605" calcext:value-type="float">
            <text:p>0,05</text:p>
          </table:table-cell>
          <table:table-cell table:formula="of:=0.0741848" office:value-type="float" office:value="0.0741848" calcext:value-type="float">
            <text:p>0,07</text:p>
          </table:table-cell>
          <table:table-cell table:formula="of:=3779.86" office:value-type="float" office:value="3779.86" calcext:value-type="float">
            <text:p>3780</text:p>
          </table:table-cell>
          <table:table-cell table:style-name="ce11" table:formula="of:=0.5*[.G3]-[.I3]" office:value-type="float" office:value="1749.725920936" calcext:value-type="float">
            <text:p>1750</text:p>
          </table:table-cell>
          <table:table-cell table:style-name="ce11" table:formula="of:=[.G3]*[.F3]/2" office:value-type="float" office:value="140.204079064" calcext:value-type="float">
            <text:p>140</text:p>
          </table:table-cell>
          <table:table-cell table:formula="of:=0.5*[.D3]-[.K3]" office:value-type="float" office:value="30.794590982875" calcext:value-type="float">
            <text:p>31</text:p>
          </table:table-cell>
          <table:table-cell table:formula="of:=0.5*[.D3]*[.E3]" office:value-type="float" office:value="1.629659017125" calcext:value-type="float">
            <text:p>2</text:p>
          </table:table-cell>
          <table:table-cell office:value-type="float" office:value="0.00497215" calcext:value-type="float">
            <text:p>0,004972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857559" calcext:value-type="float">
            <text:p>0,86</text:p>
          </table:table-cell>
          <table:table-cell office:value-type="float" office:value="0.539573" calcext:value-type="float">
            <text:p>0,54</text:p>
          </table:table-cell>
          <table:table-cell office:value-type="float" office:value="64.6865" calcext:value-type="float">
            <text:p>65</text:p>
          </table:table-cell>
          <table:table-cell office:value-type="float" office:value="0.102392" calcext:value-type="float">
            <text:p>0,10</text:p>
          </table:table-cell>
          <table:table-cell office:value-type="float" office:value="0.15158" calcext:value-type="float">
            <text:p>0,15</text:p>
          </table:table-cell>
          <table:table-cell table:formula="of:=3853.99" office:value-type="float" office:value="3853.99" calcext:value-type="float">
            <text:p>3854</text:p>
          </table:table-cell>
          <table:table-cell table:style-name="ce11" table:formula="of:=0.5*[.G4]-[.I4]" office:value-type="float" office:value="1634.9010979" calcext:value-type="float">
            <text:p>1635</text:p>
          </table:table-cell>
          <table:table-cell table:style-name="ce11" table:formula="of:=[.G4]*[.F4]/2" office:value-type="float" office:value="292.0939021" calcext:value-type="float">
            <text:p>292</text:p>
          </table:table-cell>
          <table:table-cell table:formula="of:=0.5*[.D4]-[.K4]" office:value-type="float" office:value="29.031559946" calcext:value-type="float">
            <text:p>29</text:p>
          </table:table-cell>
          <table:table-cell table:formula="of:=0.5*[.D4]*[.E4]" office:value-type="float" office:value="3.311690054" calcext:value-type="float">
            <text:p>3</text:p>
          </table:table-cell>
          <table:table-cell office:value-type="float" office:value="0.00812036" calcext:value-type="float">
            <text:p>0,00812036</text:p>
          </table:table-cell>
          <table:table-cell table:number-columns-repeated="2"/>
        </table:table-row>
        <table:table-row table:style-name="ro1">
          <table:table-cell table:style-name="ce3" office:value-type="float" office:value="0.15" calcext:value-type="float">
            <text:p>0,15</text:p>
          </table:table-cell>
          <table:table-cell table:style-name="ce8" office:value-type="float" office:value="0.857893" calcext:value-type="float">
            <text:p>0,86</text:p>
          </table:table-cell>
          <table:table-cell table:style-name="ce8" office:value-type="float" office:value="0.529012" calcext:value-type="float">
            <text:p>0,53</text:p>
          </table:table-cell>
          <table:table-cell table:style-name="ce12" office:value-type="float" office:value="64.6613" calcext:value-type="float">
            <text:p>65</text:p>
          </table:table-cell>
          <table:table-cell table:style-name="ce8" office:value-type="float" office:value="0.156157" calcext:value-type="float">
            <text:p>0,16</text:p>
          </table:table-cell>
          <table:table-cell table:style-name="ce8" table:formula="of:=0.230712" office:value-type="float" office:value="0.230712" calcext:value-type="float">
            <text:p>0,23</text:p>
          </table:table-cell>
          <table:table-cell table:style-name="ce12" office:value-type="float" office:value="3930.93" calcext:value-type="float">
            <text:p>3931</text:p>
          </table:table-cell>
          <table:table-cell table:style-name="ce12" table:formula="of:=0.5*[.G5]-[.I5]" office:value-type="float" office:value="1512.00863892" calcext:value-type="float">
            <text:p>1512</text:p>
          </table:table-cell>
          <table:table-cell table:style-name="ce12" table:formula="of:=[.G5]*[.F5]/2" office:value-type="float" office:value="453.45636108" calcext:value-type="float">
            <text:p>453</text:p>
          </table:table-cell>
          <table:table-cell table:style-name="ce12" table:formula="of:=0.5*[.D5]-[.K5]" office:value-type="float" office:value="27.28199268795" calcext:value-type="float">
            <text:p>27</text:p>
          </table:table-cell>
          <table:table-cell table:style-name="ce12" table:formula="of:=0.5*[.D5]*[.E5]" office:value-type="float" office:value="5.04865731205" calcext:value-type="float">
            <text:p>5</text:p>
          </table:table-cell>
          <table:table-cell table:style-name="ce35" office:value-type="float" office:value="0.0108988" calcext:value-type="float">
            <text:p>0,010898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56047" calcext:value-type="float">
            <text:p>0,86</text:p>
          </table:table-cell>
          <table:table-cell office:value-type="float" office:value="0.518016" calcext:value-type="float">
            <text:p>0,52</text:p>
          </table:table-cell>
          <table:table-cell office:value-type="float" office:value="64.8007" calcext:value-type="float">
            <text:p>65</text:p>
          </table:table-cell>
          <table:table-cell office:value-type="float" office:value="0.211361" calcext:value-type="float">
            <text:p>0,21</text:p>
          </table:table-cell>
          <table:table-cell table:formula="of:=0.311069" office:value-type="float" office:value="0.311069" calcext:value-type="float">
            <text:p>0,31</text:p>
          </table:table-cell>
          <table:table-cell table:formula="of:=4014.37" office:value-type="float" office:value="4014.37" calcext:value-type="float">
            <text:p>4014</text:p>
          </table:table-cell>
          <table:table-cell table:style-name="ce11" table:formula="of:=0.5*[.G6]-[.I6]" office:value-type="float" office:value="1382.811969235" calcext:value-type="float">
            <text:p>1383</text:p>
          </table:table-cell>
          <table:table-cell table:style-name="ce11" table:formula="of:=[.G6]*[.F6]/2" office:value-type="float" office:value="624.373030765" calcext:value-type="float">
            <text:p>624</text:p>
          </table:table-cell>
          <table:table-cell table:formula="of:=0.5*[.D6]-[.K6]" office:value-type="float" office:value="25.55217962365" calcext:value-type="float">
            <text:p>26</text:p>
          </table:table-cell>
          <table:table-cell table:formula="of:=0.5*[.D6]*[.E6]" office:value-type="float" office:value="6.84817037635" calcext:value-type="float">
            <text:p>7</text:p>
          </table:table-cell>
          <table:table-cell office:value-type="float" office:value="0.0135041" calcext:value-type="float">
            <text:p>0,013504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51742" calcext:value-type="float">
            <text:p>0,85</text:p>
          </table:table-cell>
          <table:table-cell office:value-type="float" office:value="0.50631" calcext:value-type="float">
            <text:p>0,51</text:p>
          </table:table-cell>
          <table:table-cell office:value-type="float" office:value="65.1282" calcext:value-type="float">
            <text:p>65</text:p>
          </table:table-cell>
          <table:table-cell office:value-type="float" office:value="0.26761" calcext:value-type="float">
            <text:p>0,27</text:p>
          </table:table-cell>
          <table:table-cell office:value-type="float" office:value="0.390813" calcext:value-type="float">
            <text:p>0,39</text:p>
          </table:table-cell>
          <table:table-cell office:value-type="float" office:value="4107.19" calcext:value-type="float">
            <text:p>4107</text:p>
          </table:table-cell>
          <table:table-cell table:style-name="ce11" table:formula="of:=0.5*[.G7]-[.I7]" office:value-type="float" office:value="1251.023377265" calcext:value-type="float">
            <text:p>1251</text:p>
          </table:table-cell>
          <table:table-cell table:style-name="ce11" table:formula="of:=[.G7]*[.F7]/2" office:value-type="float" office:value="802.571622735" calcext:value-type="float">
            <text:p>803</text:p>
          </table:table-cell>
          <table:table-cell table:formula="of:=0.5*[.D7]-[.K7]" office:value-type="float" office:value="23.849621199" calcext:value-type="float">
            <text:p>24</text:p>
          </table:table-cell>
          <table:table-cell table:formula="of:=0.5*[.D7]*[.E7]" office:value-type="float" office:value="8.714478801" calcext:value-type="float">
            <text:p>9</text:p>
          </table:table-cell>
          <table:table-cell office:value-type="float" office:value="0.0159782" calcext:value-type="float">
            <text:p>0,015978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45003" calcext:value-type="float">
            <text:p>0,85</text:p>
          </table:table-cell>
          <table:table-cell office:value-type="float" office:value="0.493928" calcext:value-type="float">
            <text:p>0,49</text:p>
          </table:table-cell>
          <table:table-cell office:value-type="float" office:value="65.6476" calcext:value-type="float">
            <text:p>66</text:p>
          </table:table-cell>
          <table:table-cell office:value-type="float" office:value="0.324273" calcext:value-type="float">
            <text:p>0,32</text:p>
          </table:table-cell>
          <table:table-cell office:value-type="float" office:value="0.467076" calcext:value-type="float">
            <text:p>0,47</text:p>
          </table:table-cell>
          <table:table-cell office:value-type="float" office:value="4210.15" calcext:value-type="float">
            <text:p>4210</text:p>
          </table:table-cell>
          <table:table-cell table:style-name="ce11" table:formula="of:=0.5*[.G8]-[.I8]" office:value-type="float" office:value="1121.8449893" calcext:value-type="float">
            <text:p>1122</text:p>
          </table:table-cell>
          <table:table-cell table:style-name="ce11" table:formula="of:=[.G8]*[.F8]/2" office:value-type="float" office:value="983.2300107" calcext:value-type="float">
            <text:p>983</text:p>
          </table:table-cell>
          <table:table-cell table:formula="of:=0.5*[.D8]-[.K8]" office:value-type="float" office:value="22.1799279026" calcext:value-type="float">
            <text:p>22</text:p>
          </table:table-cell>
          <table:table-cell table:formula="of:=0.5*[.D8]*[.E8]" office:value-type="float" office:value="10.6438720974" calcext:value-type="float">
            <text:p>11</text:p>
          </table:table-cell>
          <table:table-cell office:value-type="float" office:value="0.0183105" calcext:value-type="float">
            <text:p>0,018310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36159" calcext:value-type="float">
            <text:p>0,84</text:p>
          </table:table-cell>
          <table:table-cell office:value-type="float" office:value="0.481028" calcext:value-type="float">
            <text:p>0,48</text:p>
          </table:table-cell>
          <table:table-cell table:formula="of:=66.342" office:value-type="float" office:value="66.342" calcext:value-type="float">
            <text:p>66</text:p>
          </table:table-cell>
          <table:table-cell office:value-type="float" office:value="0.380686" calcext:value-type="float">
            <text:p>0,38</text:p>
          </table:table-cell>
          <table:table-cell table:formula="of:=0.537473" office:value-type="float" office:value="0.537473" calcext:value-type="float">
            <text:p>0,54</text:p>
          </table:table-cell>
          <table:table-cell table:formula="of:=4323.05" office:value-type="float" office:value="4323.05" calcext:value-type="float">
            <text:p>4323</text:p>
          </table:table-cell>
          <table:table-cell table:style-name="ce41" table:formula="of:=0.5*[.G9]-[.I9]" office:value-type="float" office:value="999.763673675" calcext:value-type="float">
            <text:p>1000</text:p>
          </table:table-cell>
          <table:table-cell table:style-name="ce11" table:formula="of:=[.G9]*[.F9]/2" office:value-type="float" office:value="1161.761326325" calcext:value-type="float">
            <text:p>1162</text:p>
          </table:table-cell>
          <table:table-cell table:formula="of:=0.5*[.D9]-[.K9]" office:value-type="float" office:value="20.543264694" calcext:value-type="float">
            <text:p>21</text:p>
          </table:table-cell>
          <table:table-cell table:formula="of:=0.5*[.D9]*[.E9]" office:value-type="float" office:value="12.627735306" calcext:value-type="float">
            <text:p>13</text:p>
          </table:table-cell>
          <table:table-cell office:value-type="float" office:value="0.0204821" calcext:value-type="float">
            <text:p>0,0204821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Pneu 400mm</text:p>
          </table:table-cell>
          <table:table-cell office:value-type="string" calcext:value-type="string">
            <text:p>20% de W atrás</text:p>
          </table:table-cell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9" office:value-type="float" office:value="0.35" calcext:value-type="float">
            <text:p>0,35</text:p>
          </table:table-cell>
          <table:table-cell table:style-name="ce23" office:value-type="float" office:value="0.724065" calcext:value-type="float">
            <text:p>0,72</text:p>
          </table:table-cell>
          <table:table-cell table:style-name="ce23" office:value-type="float" office:value="0.310521" calcext:value-type="float">
            <text:p>0,31</text:p>
          </table:table-cell>
          <table:table-cell table:style-name="ce28" office:value-type="float" office:value="76.6125" calcext:value-type="float">
            <text:p>77</text:p>
          </table:table-cell>
          <table:table-cell table:style-name="ce23" table:formula="of:=0.32852" office:value-type="float" office:value="0.32852" calcext:value-type="float">
            <text:p>0,33</text:p>
          </table:table-cell>
          <table:table-cell table:style-name="ce23" office:value-type="float" office:value="0.225715" calcext:value-type="float">
            <text:p>0,23</text:p>
          </table:table-cell>
          <table:table-cell table:style-name="ce28" table:formula="of:=6696.84" office:value-type="float" office:value="6696.84" calcext:value-type="float">
            <text:p>6697</text:p>
          </table:table-cell>
          <table:table-cell table:style-name="ce31" table:formula="of:=0.4*[.G12]-[.I12]" office:value-type="float" office:value="1922.9473797" calcext:value-type="float">
            <text:p>1923</text:p>
          </table:table-cell>
          <table:table-cell table:style-name="ce34" table:formula="of:=0.5*[.G12]*[.F12]" office:value-type="float" office:value="755.7886203" calcext:value-type="float">
            <text:p>756</text:p>
          </table:table-cell>
          <table:table-cell table:style-name="ce28" table:formula="of:=0.5*[.D12]-[.K12]" office:value-type="float" office:value="25.72188075" calcext:value-type="float">
            <text:p>26</text:p>
          </table:table-cell>
          <table:table-cell table:style-name="ce28" table:formula="of:=0.5*[.D12]*[.E12]" office:value-type="float" office:value="12.58436925" calcext:value-type="float">
            <text:p>13</text:p>
          </table:table-cell>
          <table:table-cell table:style-name="ce36" office:value-type="float" office:value="0.0141518" calcext:value-type="float">
            <text:p>0,0141518</text:p>
          </table:table-cell>
          <table:table-cell table:style-name="ce36" office:value-type="float" office:value="0.0287525" calcext:value-type="float">
            <text:p>0,0287525</text:p>
          </table:table-cell>
          <table:table-cell table:style-name="ce36" office:value-type="float" office:value="0.0153473" calcext:value-type="float">
            <text:p>0,015347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25" office:value-type="float" office:value="0.733764" calcext:value-type="float">
            <text:p>0,73</text:p>
          </table:table-cell>
          <table:table-cell table:style-name="ce25" office:value-type="float" office:value="0.316112" calcext:value-type="float">
            <text:p>0,32</text:p>
          </table:table-cell>
          <table:table-cell table:style-name="ce30" office:value-type="float" office:value="75.5999" calcext:value-type="float">
            <text:p>76</text:p>
          </table:table-cell>
          <table:table-cell table:style-name="ce25" office:value-type="float" office:value="0.384059" calcext:value-type="float">
            <text:p>0,38</text:p>
          </table:table-cell>
          <table:table-cell table:style-name="ce25" office:value-type="float" office:value="0.27873" calcext:value-type="float">
            <text:p>0,28</text:p>
          </table:table-cell>
          <table:table-cell table:style-name="ce30" office:value-type="float" office:value="6578.41" calcext:value-type="float">
            <text:p>6578</text:p>
          </table:table-cell>
          <table:table-cell table:style-name="ce11" table:formula="of:=0.4*[.G13]-[.I13]" office:value-type="float" office:value="1714.56389035" calcext:value-type="float">
            <text:p>1715</text:p>
          </table:table-cell>
          <table:table-cell table:style-name="ce32" table:formula="of:=0.5*[.G13]*[.F13]" office:value-type="float" office:value="916.80010965" calcext:value-type="float">
            <text:p>917</text:p>
          </table:table-cell>
          <table:table-cell table:formula="of:=0.5*[.D13]-[.K13]" office:value-type="float" office:value="23.28253900295" calcext:value-type="float">
            <text:p>23</text:p>
          </table:table-cell>
          <table:table-cell table:formula="of:=0.5*[.D13]*[.E13]" office:value-type="float" office:value="14.51741099705" calcext:value-type="float">
            <text:p>15</text:p>
          </table:table-cell>
          <table:table-cell table:style-name="ce37" office:value-type="float" office:value="0.0139836" calcext:value-type="float">
            <text:p>0,0139836</text:p>
          </table:table-cell>
          <table:table-cell table:style-name="ce37" office:value-type="float" office:value="0.0266135" calcext:value-type="float">
            <text:p>0,0266135</text:p>
          </table:table-cell>
          <table:table-cell table:style-name="ce37" office:value-type="float" office:value="0.0174705" calcext:value-type="float">
            <text:p>0,01747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40085" calcext:value-type="float">
            <text:p>0,74</text:p>
          </table:table-cell>
          <table:table-cell office:value-type="float" office:value="0.319679" calcext:value-type="float">
            <text:p>0,32</text:p>
          </table:table-cell>
          <table:table-cell office:value-type="float" office:value="74.9542" calcext:value-type="float">
            <text:p>75</text:p>
          </table:table-cell>
          <table:table-cell office:value-type="float" office:value="0.441397" calcext:value-type="float">
            <text:p>0,44</text:p>
          </table:table-cell>
          <table:table-cell office:value-type="float" office:value="0.337381" calcext:value-type="float">
            <text:p>0,34</text:p>
          </table:table-cell>
          <table:table-cell table:formula="of:=6505" office:value-type="float" office:value="6505" calcext:value-type="float">
            <text:p>6505</text:p>
          </table:table-cell>
          <table:table-cell table:style-name="ce11" table:formula="of:=0.4*[.G14]-[.I14]" office:value-type="float" office:value="1504.6682975" calcext:value-type="float">
            <text:p>1505</text:p>
          </table:table-cell>
          <table:table-cell table:style-name="ce32" table:formula="of:=0.5*[.G14]*[.F14]" office:value-type="float" office:value="1097.3317025" calcext:value-type="float">
            <text:p>1097</text:p>
          </table:table-cell>
          <table:table-cell table:formula="of:=0.5*[.D14]-[.K14]" office:value-type="float" office:value="20.9348204913" calcext:value-type="float">
            <text:p>21</text:p>
          </table:table-cell>
          <table:table-cell table:formula="of:=0.5*[.D14]*[.E14]" office:value-type="float" office:value="16.5422795087" calcext:value-type="float">
            <text:p>17</text:p>
          </table:table-cell>
          <table:table-cell office:value-type="float" office:value="0.0138788" calcext:value-type="float">
            <text:p>0,0138788</text:p>
          </table:table-cell>
          <table:table-cell office:value-type="float" office:value="0.0243732" calcext:value-type="float">
            <text:p>0,0243732</text:p>
          </table:table-cell>
          <table:table-cell office:value-type="float" office:value="0.0197117" calcext:value-type="float">
            <text:p>0,0197117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42373" calcext:value-type="float">
            <text:p>0,74</text:p>
          </table:table-cell>
          <table:table-cell table:style-name="ce8" office:value-type="float" office:value="0.32095" calcext:value-type="float">
            <text:p>0,32</text:p>
          </table:table-cell>
          <table:table-cell table:style-name="ce12" office:value-type="float" office:value="74.7232" calcext:value-type="float">
            <text:p>75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479.23" calcext:value-type="float">
            <text:p>6479</text:p>
          </table:table-cell>
          <table:table-cell table:style-name="ce12" table:formula="of:=0.4*[.G15]-[.I15]" office:value-type="float" office:value="1295.846" calcext:value-type="float">
            <text:p>1296</text:p>
          </table:table-cell>
          <table:table-cell table:style-name="ce12" table:formula="of:=0.5*[.G15]*[.F15]" office:value-type="float" office:value="1295.846" calcext:value-type="float">
            <text:p>1296</text:p>
          </table:table-cell>
          <table:table-cell table:style-name="ce12" table:formula="of:=0.5*[.D15]-[.K15]" office:value-type="float" office:value="18.6808" calcext:value-type="float">
            <text:p>19</text:p>
          </table:table-cell>
          <table:table-cell table:style-name="ce12" table:formula="of:=0.5*[.D15]*[.E15]" office:value-type="float" office:value="18.6808" calcext:value-type="float">
            <text:p>19</text:p>
          </table:table-cell>
          <table:table-cell office:value-type="float" office:value="0.0138419" calcext:value-type="float">
            <text:p>0,0138419</text:p>
          </table:table-cell>
          <table:table-cell office:value-type="float" office:value="0.0220426" calcext:value-type="float">
            <text:p>0,0220426</text:p>
          </table:table-cell>
          <table:table-cell office:value-type="string" calcext:value-type="string">
            <text:p>0.022042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40194" calcext:value-type="float">
            <text:p>0,74</text:p>
          </table:table-cell>
          <table:table-cell office:value-type="float" office:value="0.319738" calcext:value-type="float">
            <text:p>0,32</text:p>
          </table:table-cell>
          <table:table-cell table:formula="of:=74.9432" office:value-type="float" office:value="74.9432" calcext:value-type="float">
            <text:p>75</text:p>
          </table:table-cell>
          <table:table-cell office:value-type="float" office:value="0.558434" calcext:value-type="float">
            <text:p>0,56</text:p>
          </table:table-cell>
          <table:table-cell office:value-type="float" office:value="0.462179" calcext:value-type="float">
            <text:p>0,46</text:p>
          </table:table-cell>
          <table:table-cell office:value-type="float" office:value="6503.8" calcext:value-type="float">
            <text:p>6504</text:p>
          </table:table-cell>
          <table:table-cell table:style-name="ce32" table:formula="of:=0.4*[.G16]-[.I16]" office:value-type="float" office:value="1098.5601099" calcext:value-type="float">
            <text:p>1099</text:p>
          </table:table-cell>
          <table:table-cell table:style-name="ce32" table:formula="of:=0.5*[.G16]*[.F16]" office:value-type="float" office:value="1502.9598901" calcext:value-type="float">
            <text:p>1503</text:p>
          </table:table-cell>
          <table:table-cell table:style-name="ce32" table:formula="of:=0.5*[.D16]-[.K16]" office:value-type="float" office:value="16.5461845256" calcext:value-type="float">
            <text:p>17</text:p>
          </table:table-cell>
          <table:table-cell table:style-name="ce32" table:formula="of:=0.5*[.D16]*[.E16]" office:value-type="float" office:value="20.9254154744" calcext:value-type="float">
            <text:p>21</text:p>
          </table:table-cell>
          <table:table-cell office:value-type="float" office:value="0.0138771" calcext:value-type="float">
            <text:p>0,0138771</text:p>
          </table:table-cell>
          <table:table-cell office:value-type="float" office:value="0.0197265" calcext:value-type="float">
            <text:p>0,0197265</text:p>
          </table:table-cell>
          <table:table-cell office:value-type="float" office:value="0.0243546" calcext:value-type="float">
            <text:p>0,02435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33974" calcext:value-type="float">
            <text:p>0,73</text:p>
          </table:table-cell>
          <table:table-cell office:value-type="float" office:value="0.316226" calcext:value-type="float">
            <text:p>0,32</text:p>
          </table:table-cell>
          <table:table-cell office:value-type="float" office:value="75.5783" calcext:value-type="float">
            <text:p>76</text:p>
          </table:table-cell>
          <table:table-cell office:value-type="float" office:value="0.615783" calcext:value-type="float">
            <text:p>0,62</text:p>
          </table:table-cell>
          <table:table-cell table:formula="of:=0.520878" office:value-type="float" office:value="0.520878" calcext:value-type="float">
            <text:p>0,52</text:p>
          </table:table-cell>
          <table:table-cell office:value-type="float" office:value="6576.02" calcext:value-type="float">
            <text:p>6576</text:p>
          </table:table-cell>
          <table:table-cell table:style-name="ce32" table:formula="of:=0.4*[.G17]-[.I17]" office:value-type="float" office:value="917.75592722" calcext:value-type="float">
            <text:p>918</text:p>
          </table:table-cell>
          <table:table-cell table:style-name="ce32" table:formula="of:=0.5*[.G17]*[.F17]" office:value-type="float" office:value="1712.65207278" calcext:value-type="float">
            <text:p>1713</text:p>
          </table:table-cell>
          <table:table-cell table:style-name="ce32" table:formula="of:=0.5*[.D17]-[.K17]" office:value-type="float" office:value="14.51923384555" calcext:value-type="float">
            <text:p>15</text:p>
          </table:table-cell>
          <table:table-cell table:style-name="ce32" table:formula="of:=0.5*[.D17]*[.E17]" office:value-type="float" office:value="23.26991615445" calcext:value-type="float">
            <text:p>23</text:p>
          </table:table-cell>
          <table:table-cell office:value-type="float" office:value="0.0139802" calcext:value-type="float">
            <text:p>0,0139802</text:p>
          </table:table-cell>
          <table:table-cell office:value-type="float" office:value="0.0174827" calcext:value-type="float">
            <text:p>0,0174827</text:p>
          </table:table-cell>
          <table:table-cell office:value-type="float" office:value="0.0265935" calcext:value-type="float">
            <text:p>0,026593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724369" calcext:value-type="float">
            <text:p>0,72</text:p>
          </table:table-cell>
          <table:table-cell office:value-type="float" office:value="0.310689" calcext:value-type="float">
            <text:p>0,31</text:p>
          </table:table-cell>
          <table:table-cell table:formula="of:=76.5804" office:value-type="float" office:value="76.5804" calcext:value-type="float">
            <text:p>77</text:p>
          </table:table-cell>
          <table:table-cell office:value-type="float" office:value="0.671333" calcext:value-type="float">
            <text:p>0,67</text:p>
          </table:table-cell>
          <table:table-cell office:value-type="float" office:value="0.573945" calcext:value-type="float">
            <text:p>0,57</text:p>
          </table:table-cell>
          <table:table-cell table:formula="of:=6693.23" office:value-type="float" office:value="6693.23" calcext:value-type="float">
            <text:p>6693</text:p>
          </table:table-cell>
          <table:table-cell table:style-name="ce32" table:formula="of:=0.4*[.G18]-[.I18]" office:value-type="float" office:value="756.519053825" calcext:value-type="float">
            <text:p>757</text:p>
          </table:table-cell>
          <table:table-cell table:style-name="ce33" table:formula="of:=0.5*[.G18]*[.F18]" office:value-type="float" office:value="1920.772946175" calcext:value-type="float">
            <text:p>1921</text:p>
          </table:table-cell>
          <table:table-cell table:style-name="ce32" table:formula="of:=0.5*[.D18]-[.K18]" office:value-type="float" office:value="12.5847251634" calcext:value-type="float">
            <text:p>13</text:p>
          </table:table-cell>
          <table:table-cell table:style-name="ce32" table:formula="of:=0.5*[.D18]*[.E18]" office:value-type="float" office:value="25.7054748366" calcext:value-type="float">
            <text:p>26</text:p>
          </table:table-cell>
          <table:table-cell office:value-type="float" office:value="0.0141467" calcext:value-type="float">
            <text:p>0,0141467</text:p>
          </table:table-cell>
          <table:table-cell office:value-type="float" office:value="0.0153573" calcext:value-type="float">
            <text:p>0,0153573</text:p>
          </table:table-cell>
          <table:table-cell office:value-type="float" office:value="0.0287305" calcext:value-type="float">
            <text:p>0,0287305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6" office:value-type="string" calcext:value-type="string">
            <text:p>Esteira + Pneu 400mm</text:p>
          </table:table-cell>
          <table:table-cell table:style-name="ce29" office:value-type="string" calcext:value-type="string">
            <text:p>Fora do ponto ótimo</text:p>
          </table:table-cell>
          <table:table-cell table:style-name="ce29" table:number-columns-repeated="9"/>
          <table:table-cell table:style-name="Default" table:number-columns-repeated="3"/>
        </table:table-row>
        <table:table-row table:style-name="ro1">
          <table:table-cell table:style-name="ce17" office:value-type="float" office:value="0.15" calcext:value-type="float">
            <text:p>0,15</text:p>
          </table:table-cell>
          <table:table-cell table:style-name="ce8" office:value-type="float" office:value="0.797712" calcext:value-type="float">
            <text:p>0,80</text:p>
          </table:table-cell>
          <table:table-cell table:style-name="ce8" office:value-type="float" office:value="0.320689" calcext:value-type="float">
            <text:p>0,32</text:p>
          </table:table-cell>
          <table:table-cell table:style-name="ce12" office:value-type="float" office:value="69.5395" calcext:value-type="float">
            <text:p>70</text:p>
          </table:table-cell>
          <table:table-cell table:style-name="ce8" office:value-type="float" office:value="0.157477" calcext:value-type="float">
            <text:p>0,16</text:p>
          </table:table-cell>
          <table:table-cell table:style-name="ce8" office:value-type="float" office:value="0.230534" calcext:value-type="float">
            <text:p>0,23</text:p>
          </table:table-cell>
          <table:table-cell table:style-name="ce12" office:value-type="float" office:value="6484.5" calcext:value-type="float">
            <text:p>6485</text:p>
          </table:table-cell>
          <table:table-cell table:style-name="ce12" table:formula="of:=0.5*[.G21]-[.I21]" office:value-type="float" office:value="2494.8011385" calcext:value-type="float">
            <text:p>2495</text:p>
          </table:table-cell>
          <table:table-cell table:style-name="ce12" table:formula="of:=[.G21]*[.F21]/2" office:value-type="float" office:value="747.4488615" calcext:value-type="float">
            <text:p>747</text:p>
          </table:table-cell>
          <table:table-cell table:style-name="ce12" table:formula="of:=0.5*[.D21]-[.K21]" office:value-type="float" office:value="29.29431407925" calcext:value-type="float">
            <text:p>29</text:p>
          </table:table-cell>
          <table:table-cell table:style-name="ce12" table:formula="of:=0.5*[.D21]*[.E21]" office:value-type="float" office:value="5.47543592075" calcext:value-type="float">
            <text:p>5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Pneu 250mm</text:p>
          </table:table-cell>
          <table:table-cell office:value-type="string" calcext:value-type="string">
            <text:p>20% de W atrás</text:p>
          </table:table-cell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23" office:value-type="float" office:value="0.692147" calcext:value-type="float">
            <text:p>0,69</text:p>
          </table:table-cell>
          <table:table-cell table:style-name="ce23" office:value-type="float" office:value="0.29428" calcext:value-type="float">
            <text:p>0,29</text:p>
          </table:table-cell>
          <table:table-cell table:style-name="ce28" office:value-type="float" office:value="80.1454" calcext:value-type="float">
            <text:p>80</text:p>
          </table:table-cell>
          <table:table-cell table:style-name="ce23" office:value-type="float" office:value="0.373726" calcext:value-type="float">
            <text:p>0,37</text:p>
          </table:table-cell>
          <table:table-cell table:style-name="ce23" office:value-type="float" office:value="0.256339" calcext:value-type="float">
            <text:p>0,26</text:p>
          </table:table-cell>
          <table:table-cell table:style-name="ce28" office:value-type="float" office:value="7066.44" calcext:value-type="float">
            <text:p>7066</text:p>
          </table:table-cell>
          <table:table-cell table:style-name="ce31" table:formula="of:=0.4*[.G24]-[.I24]" office:value-type="float" office:value="1920.87391842" calcext:value-type="float">
            <text:p>1921</text:p>
          </table:table-cell>
          <table:table-cell table:style-name="ce28" table:formula="of:=0.5*[.G24]*[.F24]" office:value-type="float" office:value="905.70208158" calcext:value-type="float">
            <text:p>906</text:p>
          </table:table-cell>
          <table:table-cell table:style-name="ce28" table:formula="of:=0.5*[.D24]-[.K24]" office:value-type="float" office:value="25.0964901198" calcext:value-type="float">
            <text:p>25</text:p>
          </table:table-cell>
          <table:table-cell table:style-name="ce28" table:formula="of:=0.5*[.D24]*[.E24]" office:value-type="float" office:value="14.9762098802" calcext:value-type="float">
            <text:p>15</text:p>
          </table:table-cell>
          <table:table-cell table:style-name="ce36" office:value-type="float" office:value="0.0149505" calcext:value-type="float">
            <text:p>0,0149505</text:p>
          </table:table-cell>
          <table:table-cell table:style-name="ce36" office:value-type="float" office:value="0.0292827" calcext:value-type="float">
            <text:p>0,0292827</text:p>
          </table:table-cell>
          <table:table-cell table:style-name="ce36" office:value-type="float" office:value="0.017659" calcext:value-type="float">
            <text:p>0,01765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05274" calcext:value-type="float">
            <text:p>0,71</text:p>
          </table:table-cell>
          <table:table-cell office:value-type="float" office:value="0.301566" calcext:value-type="float">
            <text:p>0,30</text:p>
          </table:table-cell>
          <table:table-cell office:value-type="float" office:value="78.6537" calcext:value-type="float">
            <text:p>79</text:p>
          </table:table-cell>
          <table:table-cell table:formula="of:=0.43706" office:value-type="float" office:value="0.43706" calcext:value-type="float">
            <text:p>0,44</text:p>
          </table:table-cell>
          <table:table-cell office:value-type="float" office:value="0.327822" calcext:value-type="float">
            <text:p>0,33</text:p>
          </table:table-cell>
          <table:table-cell office:value-type="float" office:value="6895.71" calcext:value-type="float">
            <text:p>6896</text:p>
          </table:table-cell>
          <table:table-cell table:style-name="ce11" table:formula="of:=0.4*[.G25]-[.I25]" office:value-type="float" office:value="1628.00127819" calcext:value-type="float">
            <text:p>1628</text:p>
          </table:table-cell>
          <table:table-cell table:style-name="ce11" table:formula="of:=0.5*[.G25]*[.F25]" office:value-type="float" office:value="1130.28272181" calcext:value-type="float">
            <text:p>1130</text:p>
          </table:table-cell>
          <table:table-cell table:formula="of:=0.5*[.D25]-[.K25]" office:value-type="float" office:value="22.138656939" calcext:value-type="float">
            <text:p>22</text:p>
          </table:table-cell>
          <table:table-cell table:formula="of:=0.5*[.D25]*[.E25]" office:value-type="float" office:value="17.188193061" calcext:value-type="float">
            <text:p>17</text:p>
          </table:table-cell>
          <table:table-cell office:value-type="float" office:value="0.0147074" calcext:value-type="float">
            <text:p>0,0147074</text:p>
          </table:table-cell>
          <table:table-cell office:value-type="float" office:value="0.0261932" calcext:value-type="float">
            <text:p>0,0261932</text:p>
          </table:table-cell>
          <table:table-cell office:value-type="float" office:value="0.0204918" calcext:value-type="float">
            <text:p>0,0204918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08451" calcext:value-type="float">
            <text:p>0,71</text:p>
          </table:table-cell>
          <table:table-cell table:style-name="ce8" office:value-type="float" office:value="0.303295" calcext:value-type="float">
            <text:p>0,30</text:p>
          </table:table-cell>
          <table:table-cell table:style-name="ce12" office:value-type="float" office:value="78.3011" calcext:value-type="float">
            <text:p>7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856.39" calcext:value-type="float">
            <text:p>6856</text:p>
          </table:table-cell>
          <table:table-cell table:style-name="ce12" table:formula="of:=0.4*[.G26]-[.I26]" office:value-type="float" office:value="1371.278" calcext:value-type="float">
            <text:p>1371</text:p>
          </table:table-cell>
          <table:table-cell table:style-name="ce12" table:formula="of:=0.5*[.G26]*[.F26]" office:value-type="float" office:value="1371.278" calcext:value-type="float">
            <text:p>1371</text:p>
          </table:table-cell>
          <table:table-cell table:style-name="ce12" table:formula="of:=0.5*[.D26]-[.K26]" office:value-type="float" office:value="19.575275" calcext:value-type="float">
            <text:p>20</text:p>
          </table:table-cell>
          <table:table-cell table:style-name="ce12" table:formula="of:=0.5*[.D26]*[.E26]" office:value-type="float" office:value="19.575275" calcext:value-type="float">
            <text:p>20</text:p>
          </table:table-cell>
          <table:table-cell office:value-type="float" office:value="0.0146511" calcext:value-type="float">
            <text:p>0,0146511</text:p>
          </table:table-cell>
          <table:table-cell table:number-columns-repeated="2" office:value-type="float" office:value="0.0233355" calcext:value-type="float">
            <text:p>0,023335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04378" calcext:value-type="float">
            <text:p>0,70</text:p>
          </table:table-cell>
          <table:table-cell office:value-type="float" office:value="0.301076" calcext:value-type="float">
            <text:p>0,30</text:p>
          </table:table-cell>
          <table:table-cell office:value-type="float" office:value="78.7539" calcext:value-type="float">
            <text:p>79</text:p>
          </table:table-cell>
          <table:table-cell office:value-type="float" office:value="0.564174" calcext:value-type="float">
            <text:p>0,56</text:p>
          </table:table-cell>
          <table:table-cell office:value-type="float" office:value="0.475181" calcext:value-type="float">
            <text:p>0,48</text:p>
          </table:table-cell>
          <table:table-cell office:value-type="float" office:value="6906.92" calcext:value-type="float">
            <text:p>6907</text:p>
          </table:table-cell>
          <table:table-cell table:style-name="ce11" table:formula="of:=0.4*[.G27]-[.I27]" office:value-type="float" office:value="1121.74942374" calcext:value-type="float">
            <text:p>1122</text:p>
          </table:table-cell>
          <table:table-cell table:style-name="ce11" table:formula="of:=0.5*[.G27]*[.F27]" office:value-type="float" office:value="1641.01857626" calcext:value-type="float">
            <text:p>1641</text:p>
          </table:table-cell>
          <table:table-cell table:formula="of:=0.5*[.D27]-[.K27]" office:value-type="float" office:value="17.1614986107" calcext:value-type="float">
            <text:p>17</text:p>
          </table:table-cell>
          <table:table-cell table:formula="of:=0.5*[.D27]*[.E27]" office:value-type="float" office:value="22.2154513893" calcext:value-type="float">
            <text:p>22</text:p>
          </table:table-cell>
          <table:table-cell office:value-type="float" office:value="0.0147234" calcext:value-type="float">
            <text:p>0,0147234</text:p>
          </table:table-cell>
          <table:table-cell office:value-type="float" office:value="0.0203876" calcext:value-type="float">
            <text:p>0,0203876</text:p>
          </table:table-cell>
          <table:table-cell office:value-type="float" office:value="0.0263341" calcext:value-type="float">
            <text:p>0,026334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692866" calcext:value-type="float">
            <text:p>0,69</text:p>
          </table:table-cell>
          <table:table-cell office:value-type="float" office:value="0.294676" calcext:value-type="float">
            <text:p>0,29</text:p>
          </table:table-cell>
          <table:table-cell office:value-type="float" office:value="80.0624" calcext:value-type="float">
            <text:p>80</text:p>
          </table:table-cell>
          <table:table-cell office:value-type="float" office:value="0.625817" calcext:value-type="float">
            <text:p>0,63</text:p>
          </table:table-cell>
          <table:table-cell office:value-type="float" office:value="0.542648" calcext:value-type="float">
            <text:p>0,54</text:p>
          </table:table-cell>
          <table:table-cell office:value-type="float" office:value="7056.94" calcext:value-type="float">
            <text:p>7057</text:p>
          </table:table-cell>
          <table:table-cell table:style-name="ce11" table:formula="of:=0.4*[.G28]-[.I28]" office:value-type="float" office:value="908.05881144" calcext:value-type="float">
            <text:p>908</text:p>
          </table:table-cell>
          <table:table-cell table:style-name="ce33" table:formula="of:=0.5*[.G28]*[.F28]" office:value-type="float" office:value="1914.71718856" calcext:value-type="float">
            <text:p>1915</text:p>
          </table:table-cell>
          <table:table-cell table:formula="of:=0.5*[.D28]-[.K28]" office:value-type="float" office:value="14.9789945096" calcext:value-type="float">
            <text:p>15</text:p>
          </table:table-cell>
          <table:table-cell table:formula="of:=0.5*[.D28]*[.E28]" office:value-type="float" office:value="25.0522054904" calcext:value-type="float">
            <text:p>25</text:p>
          </table:table-cell>
          <table:table-cell office:value-type="float" office:value="0.014937" calcext:value-type="float">
            <text:p>0,014937</text:p>
          </table:table-cell>
          <table:table-cell office:value-type="float" office:value="0.0176899" calcext:value-type="float">
            <text:p>0,0176899</text:p>
          </table:table-cell>
          <table:table-cell office:value-type="float" office:value="0.0292193" calcext:value-type="float">
            <text:p>0,0292193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neu 250mm</text:p>
          </table:table-cell>
          <table:table-cell office:value-type="string" calcext:value-type="string">
            <text:p>33% de W atrás</text:p>
          </table:table-cell>
          <table:table-cell table:style-name="ce13" table:number-columns-repeated="9"/>
          <table:table-cell table:number-columns-repeated="3"/>
        </table:table-row>
        <table:table-row table:style-name="ro1">
          <table:table-cell table:style-name="ce15" office:value-type="float" office:value="0.5" calcext:value-type="float">
            <text:p>0,5</text:p>
          </table:table-cell>
          <table:table-cell table:style-name="ce22" office:value-type="float" office:value="0.665229" calcext:value-type="float">
            <text:p>0,67</text:p>
          </table:table-cell>
          <table:table-cell table:style-name="ce22" office:value-type="float" office:value="0.259995" calcext:value-type="float">
            <text:p>0,26</text:p>
          </table:table-cell>
          <table:table-cell table:style-name="ce40" office:value-type="float" office:value="83.3885" calcext:value-type="float">
            <text:p>83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333333" calcext:value-type="float">
            <text:p>0,33</text:p>
          </table:table-cell>
          <table:table-cell table:style-name="ce40" table:formula="of:=7998.27" office:value-type="float" office:value="7998.27" calcext:value-type="float">
            <text:p>7998</text:p>
          </table:table-cell>
          <table:table-cell table:style-name="ce40" table:formula="of:=[.G31]/3-[.I31]" office:value-type="float" office:value="1333.046333045" calcext:value-type="float">
            <text:p>1333</text:p>
          </table:table-cell>
          <table:table-cell table:style-name="ce40" table:formula="of:=0.5*[.G31]*[.F31]" office:value-type="float" office:value="1333.043666955" calcext:value-type="float">
            <text:p>1333</text:p>
          </table:table-cell>
          <table:table-cell table:style-name="ce40" table:formula="of:=0.5*[.D31]-[.K31]" office:value-type="float" office:value="20.847125" calcext:value-type="float">
            <text:p>21</text:p>
          </table:table-cell>
          <table:table-cell table:style-name="ce40" table:formula="of:=0.5*[.D31]*[.E31]" office:value-type="float" office:value="20.847125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 number:title="Definido pelo usuário">
      <number:number number:decimal-places="1" number:min-decimal-places="1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3:07:07.486891594</meta:creation-date>
    <dc:date>2022-10-13T16:39:47.165983398</dc:date>
    <meta:editing-duration>PT8H4M51S</meta:editing-duration>
    <meta:editing-cycles>13</meta:editing-cycles>
    <meta:generator>LibreOffice/7.3.6.2$Linux_X86_64 LibreOffice_project/30$Build-2</meta:generator>
    <meta:document-statistic meta:table-count="1" meta:cell-count="297" meta:object-count="0"/>
  </office:meta>
</office:document-meta>
</file>